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1000002DCAEB531BBED7A0709.png" manifest:media-type="image/png"/>
  <manifest:file-entry manifest:full-path="Pictures/1000000000000171000000886EF8D31E19C55763.jpg" manifest:media-type="image/jpeg"/>
  <manifest:file-entry manifest:full-path="Pictures/10000201000006C2000002F06F3F3B96E8F1929B.png" manifest:media-type="image/png"/>
  <manifest:file-entry manifest:full-path="Pictures/10000201000006BE000003CA9927325242AB3FA0.png" manifest:media-type="image/png"/>
  <manifest:file-entry manifest:full-path="Pictures/10000201000006C0000003D095E67EA9BD8D6929.png" manifest:media-type="image/png"/>
  <manifest:file-entry manifest:full-path="Pictures/10000201000006DA000003234DE4F0D41F1DBE70.png" manifest:media-type="image/png"/>
  <manifest:file-entry manifest:full-path="Pictures/10000201000006AE0000037D3233D495CE026C60.png" manifest:media-type="image/png"/>
  <manifest:file-entry manifest:full-path="Pictures/10000201000006D00000031E8AA6C91115DBC795.png" manifest:media-type="image/png"/>
  <manifest:file-entry manifest:full-path="Pictures/10000201000006BC00000314CB69BFD630F9015A.png" manifest:media-type="image/png"/>
  <manifest:file-entry manifest:full-path="Pictures/10000201000006C8000003337A06F8DD1FF791B3.png" manifest:media-type="image/png"/>
  <manifest:file-entry manifest:full-path="Pictures/10000201000005E70000024199AA8087EFF66E83.png" manifest:media-type="image/png"/>
  <manifest:file-entry manifest:full-path="Pictures/10000201000006B4000002639E50C6FFB6B9A7A8.png" manifest:media-type="image/png"/>
  <manifest:file-entry manifest:full-path="Pictures/100002010000068A00000353F2FFEE60389068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3f440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36pt" fo:language="es" fo:country="ES" fo:font-weight="bold" officeooo:rsid="0003f440" officeooo:paragraph-rsid="0003f440" style:font-size-asian="36pt" style:font-weight-asian="bold" style:font-size-complex="36pt" style:font-weight-complex="bold"/>
    </style:style>
    <style:style style:name="P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HERRAMIENTAS</text:p>
      <text:p text:style-name="P3">CRYPTOL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3" text:anchor-type="char" svg:x="1.526cm" svg:y="0.303cm" svg:width="14.921cm" svg:height="5.498cm" draw:z-index="13"><draw:image xlink:href="Pictures/1000000000000171000000886EF8D31E19C55763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0" draw:name="Forma2" draw:style-name="gr1" draw:text-style-name="P4" svg:width="7.155cm" svg:height="3.133cm" svg:x="-0.051cm" svg:y="0.339cm"><text:p text:style-name="P4"><text:span text:style-name="T1">PEDRO RUIZ NUÑEZ</text:span></text:p><text:p text:style-name="P4"><text:span text:style-name="T1"/></text:p><text:p text:style-name="P4"><text:span text:style-name="T1">24/11/2021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" text:anchor-type="char" svg:width="17cm" svg:height="9.553cm" draw:z-index="1"><draw:image xlink:href="Pictures/10000201000006BE000003CA9927325242AB3FA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3" draw:name="Imagen2" text:anchor-type="char" svg:width="17cm" svg:height="9.601cm" draw:z-index="2"><draw:image xlink:href="Pictures/10000201000006C0000003D095E67EA9BD8D69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3" draw:name="Imagen3" text:anchor-type="char" svg:width="17cm" svg:height="8.878cm" draw:z-index="3"><draw:image xlink:href="Pictures/10000201000006AE0000037D3233D495CE026C6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127cm" svg:y="0.709cm" svg:width="17cm" svg:height="7.332cm" draw:z-index="4"><draw:image xlink:href="Pictures/10000201000006A1000002DCAEB531BBED7A07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5" text:anchor-type="char" svg:width="17cm" svg:height="7.779cm" draw:z-index="5"><draw:image xlink:href="Pictures/10000201000006D00000031E8AA6C91115DBC79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n6" text:anchor-type="char" svg:x="-0.106cm" svg:y="1.355cm" svg:width="17cm" svg:height="7.389cm" draw:z-index="6"><draw:image xlink:href="Pictures/10000201000006C2000002F06F3F3B96E8F192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n7" text:anchor-type="char" svg:width="17cm" svg:height="7.782cm" draw:z-index="7"><draw:image xlink:href="Pictures/10000201000006DA000003234DE4F0D41F1DBE70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8" text:anchor-type="char" svg:x="0cm" svg:y="2.794cm" svg:width="17cm" svg:height="7.768cm" draw:z-index="8"><draw:image xlink:href="Pictures/10000201000006BC00000314CB69BFD630F901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n9" text:anchor-type="char" svg:width="17cm" svg:height="8.019cm" draw:z-index="9"><draw:image xlink:href="Pictures/10000201000006C8000003337A06F8DD1FF791B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10" text:anchor-type="char" svg:x="0cm" svg:y="1.418cm" svg:width="17cm" svg:height="6.491cm" draw:z-index="10"><draw:image xlink:href="Pictures/10000201000005E70000024199AA8087EFF66E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n11" text:anchor-type="char" svg:width="17cm" svg:height="6.052cm" draw:z-index="11"><draw:image xlink:href="Pictures/10000201000006B4000002639E50C6FFB6B9A7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12" text:anchor-type="char" svg:x="0cm" svg:y="1.736cm" svg:width="17cm" svg:height="8.641cm" draw:z-index="12"><draw:image xlink:href="Pictures/100002010000068A00000353F2FFEE603890686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3f4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1-24T18:01:12.998000000</dc:date>
    <meta:editing-duration>PT4M53S</meta:editing-duration>
    <meta:editing-cycles>5</meta:editing-cycles>
    <meta:document-statistic meta:table-count="0" meta:image-count="13" meta:object-count="0" meta:page-count="7" meta:paragraph-count="3" meta:word-count="7" meta:character-count="50" meta:non-whitespace-character-count="46"/>
  </office:meta>
</office:document-meta>
</file>